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and then! Apparently after that,
Morishima-kun from class A picked up the
cellphone and took it～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 office:value-type="string">
            <text:p>Those two are super-suspicious, right～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! I've been thinking the same thing
recently!! So, that's what happened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od Lord. Looking at them, you wouldn't
think they were about to go on a dangerous
investig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 office:value-type="string">
            <text:p>A-And then what happene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 how Morishima-kun went home a few
times the next week? Actually, that's 'co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want to disappear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do I do... I need to use the restroom
but I don't want to leave right now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 office:value-type="string">
            <text:p>(J... Just a little longer... until the story's
finished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You're kidding! You mean Mukawa-san's
still working part-time at that store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Even though everyone keeps telling her
she should qu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—! I haven't even been to that store in,
like, a mont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otally bad, right～?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h... I n-need to use the restroom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 office:value-type="string">
            <text:p>(I can't... wait any longer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 office:value-type="string">
            <text:p>E-Excuse me, I'm just going to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! I'm gonna go to the little girls' ro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 office:value-type="string">
            <text:p>This convo is hereby adjourne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uu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You're not bored, are you?
You've been quiet this whole tim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fairly bor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arm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anna hear what you have to say too,
Reguma-kun! Lay it out the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don't need to drag him into this gossi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saying that now, why did you just ask
me if I was bored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-N-No particular reason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 office:value-type="string">
            <text:p>D-Don't get the wrong idea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come back—! That was quic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he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oilets are out of ord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, we can't use the bathroom until we
reach the sho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 They don't have the special parts they
need to fix 'em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, that's not goo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 office:value-type="string">
            <text:p>How long 'til we get the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bout three hours and fifteen minutes,
according to the schedu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ong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, are you gonna be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dunn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 office:value-type="string">
            <text:p>I might not make it, since I gulped down all
those drinks'n all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—? Th-Then what are you gonna do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eats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at now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 office:value-type="string">
            <text:p>(I can't possibly hold it for three hour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the crew are givin' out emergency-use
portable toilets in front of the bathroom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 office:value-type="string">
            <text:p>Apparently they only have so many, so little
kids and real emergencies take prior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so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 office:value-type="string">
            <text:p>I suppose we have no choice but to hold it
for a whi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there's no way I could line up with the
little kid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bad! I gotta hold off on the drink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houldn't have had so much to drink, eit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looks like I have no choice but to hold it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 gets worse... the more I think about having
to go to the toile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Concentrate... slow my metabolism down...
I can do this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 nn... *wiggle*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t's gone all quiet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iggle* *wiggle* *wiggle*... *rustle* *rust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didn't realize until just now, bu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ime's in a really bad wa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Gotta pee... gotta pee, gotta pee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'd better log-out, for now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 office:value-type="string">
            <text:p>I'm going to the upper deck for a while. I'd like
to enjoy the sea-view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think... I'm... done fo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can't hold it, then you should go and get
a portable toilet, Tomocch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I-I guess I shoul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 office:value-type="string">
            <text:p>I'll be back in a sec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'm getting to the end of my tether, too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, Hime... don't push yourself too hard,
all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'm, 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 office:value-type="string">
            <text:p>I-I'm still fin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only been one ho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 office:value-type="string">
            <text:p>We still have two to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is gonna be tigh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-Kay, I'm gonna go ahe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 office:value-type="string">
            <text:p>Pheeeww～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 office:value-type="string">
            <text:p>Hamuko
Nyanko</text:p>
          </table:table-cell>
          <table:table-cell table:style-name="ce0" office:value-type="string">
            <text:p>*ba-dum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ch better...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heard everything... loud and clea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ya really...? Ahaha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-What do I do... soon... I'll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nly an hour and a half lef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 
</text:p>
          </table:table-cell>
          <table:table-cell table:style-name="ce0" office:value-type="string">
            <text:p>U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... nh... fu... uu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orry, I-I... I can't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angit... maybe I should g-go get one, too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 office:value-type="string">
            <text:p>I'm gonna reach the end of my rope, at this
rat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m going to wet myself... I'm going to wet
myself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 office:value-type="string">
            <text:p>(But... I-It's too embarrassing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ime... don't push yourself, why don't you
come and get a portable toilet with 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 office:value-type="string">
            <text:p>There's still an hour and a half left, righ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. It's bad for your bo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rry in advanc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 office:value-type="string">
            <text:p>Haaaaaahh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rrrrrr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 office:value-type="string">
            <text:p>(D-Damn... the sound of amazing relief... if I
keep listening, then... argh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 office:value-type="string">
            <text:p>U-Um! I'm gonna go and get one, to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 office:value-type="string">
            <text:p>Hime, are you com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um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oo embarrassing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ll come with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hold it, so... d-don't worry about
m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 Don't push yourself too far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 office:value-type="string">
            <text:p>Okay, I'll be right ba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ngh... uah... ah... n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o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like a lot came out～!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-Don't say something like tha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 office:value-type="string">
            <text:p>I couldn't help i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I-I... I'm going... too...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 office:value-type="string">
            <text:p>After wetting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ll, ya know... to that little girl, you're like
a hero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actly. It's their fault in the first place for
having an out-of-order toilet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ow it's hard, but there's no use crying about
spilled... um... milk, you know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sob*... *hic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, did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ghh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going to go enjoy the sea-view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